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subtitle">
      <style:graphic-properties draw:fill-color="#ffffff" draw:auto-grow-height="true" fo:min-height="18.773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subtitle" style:list-style-name="L2">
      <style:graphic-properties draw:fill-color="#ffffff"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 style:list-style-name="L5">
      <style:graphic-properties draw:auto-grow-height="true" fo:min-height="13.86cm"/>
    </style:style>
    <style:style style:name="pr7" style:family="presentation" style:parent-style-name="Glossy-outline1">
      <style:graphic-properties fo:min-height="13.609cm"/>
    </style:style>
    <style:style style:name="pr8" style:family="presentation" style:parent-style-name="Glossy-subtitle" style:list-style-name="L2">
      <style:graphic-properties draw:fill-color="#ffffff" fo:min-height="13.609cm"/>
    </style:style>
    <style:style style:name="pr9" style:family="presentation" style:parent-style-name="Glossy-outline1" style:list-style-name="L5">
      <style:graphic-properties draw:auto-grow-height="true" fo:min-height="13.86cm"/>
    </style:style>
    <style:style style:name="pr10" style:family="presentation" style:parent-style-name="Glossy-subtitle" style:list-style-name="L2">
      <style:graphic-properties draw:fill-color="#ffffff" fo:min-height="13.609cm"/>
    </style:style>
    <style:style style:name="pr11" style:family="presentation" style:parent-style-name="Glossy-outline1" style:list-style-name="L5">
      <style:graphic-properties draw:auto-grow-height="true" fo:min-height="13.86cm"/>
    </style:style>
    <style:style style:name="pr12" style:family="presentation" style:parent-style-name="Glossy-subtitle" style:list-style-name="L2">
      <style:graphic-properties draw:fill-color="#ffffff" fo:min-height="13.609cm"/>
    </style:style>
    <style:style style:name="pr13" style:family="presentation" style:parent-style-name="Glossy-subtitle" style:list-style-name="L2">
      <style:graphic-properties draw:fill-color="#ffffff" fo:min-height="13.609cm"/>
    </style:style>
    <style:style style:name="pr14" style:family="presentation" style:parent-style-name="Glossy-outline1" style:list-style-name="L5">
      <style:graphic-properties draw:auto-grow-height="true" fo:min-height="13.86cm"/>
    </style:style>
    <style:style style:name="pr15" style:family="presentation" style:parent-style-name="Glossy-outline1" style:list-style-name="L5">
      <style:graphic-properties draw:auto-grow-height="true" fo:min-height="13.8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</style:style>
    <style:style style:name="P3" style:family="paragraph">
      <style:paragraph-properties fo:margin-left="0cm" fo:margin-right="0cm" fo:margin-top="1.524cm" fo:margin-bottom="0cm" fo:text-align="justify" fo:text-indent="0cm"/>
    </style:style>
    <style:style style:name="P4" style:family="paragraph">
      <style:paragraph-properties fo:margin-left="0cm" fo:margin-right="0cm" fo:margin-top="1.524cm" fo:margin-bottom="0cm" fo:text-align="center" fo:text-indent="0cm"/>
      <style:text-properties fo:font-family="FreeSans" style:font-family-generic="swiss" style:font-pitch="variable" fo:font-size="28pt" style:font-size-asian="28pt" style:font-size-complex="28pt"/>
    </style:style>
    <style:style style:name="P5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1.524cm" fo:margin-bottom="0cm" fo:text-align="justify" fo:text-indent="0cm">
        <style:tab-stops>
          <style:tab-stop style:position="1.243cm"/>
          <style:tab-stop style:position="1.283cm"/>
        </style:tab-stops>
      </style:paragraph-properties>
      <style:text-properties fo:font-family="FreeSans" style:font-family-generic="swiss" style:font-pitch="variable"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FreeSans" style:font-family-generic="swiss" style:font-pitch="variable" fo:font-size="28pt" style:font-size-asian="28pt" style:font-size-complex="28pt"/>
    </style:style>
    <style:style style:name="T3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1.016cm"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1.01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1.01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1.01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1.01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1.01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1.01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1.01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1.01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1.016cm"/>
        <style:text-properties fo:font-family="StarSymbol" style:font-charset="x-symbol" style:use-window-font-color="true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0cm" presentation:class="subtitle">
          <draw:text-box>
            <text:p><text:span text:style-name="T1">Class Forwarding in C++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lass Forwarding</text:p>
          </draw:text-box>
        </draw:frame>
        <draw:frame presentation:style-name="pr4" draw:text-style-name="P4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2">Δύο κλάσεις, που η κάθε μία έχει κάποιο μέλος-δεδομένο που είναι δείκτης / αναφορά / αντικείμενο της άλλης κλάσης.</text:span></text:p>
              </text:list-item>
              <text:list-item>
                <text:p text:style-name="P3"><text:span text:style-name="T2">Το πρόβλημα είναι με ποια σειρά θα γίνουν οι ορισμοί των κλάσεων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Δείκτης / Αναφορά και στις δύο</text:p>
          </draw:text-box>
        </draw:frame>
        <draw:frame presentation:style-name="pr6" draw:text-style-name="P5" draw:layer="layout" svg:width="12.296cm" svg:height="13.86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B* b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3">
              <text:list-header>
                <text:p>class B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A* a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0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Δείκτης / Αναφορά και στις δύο</text:p>
          </draw:text-box>
        </draw:frame>
        <draw:frame presentation:style-name="pr8" draw:text-style-name="P7" draw:layer="layout" svg:width="25.199cm" svg:height="17.403cm" svg:x="1.4cm" svg:y="3.442cm" presentation:class="subtitle" presentation:user-transformed="true">
          <draw:text-box>
            <text:list text:style-name="L2">
              <text:list-item>
                <text:p text:style-name="P2"><text:span text:style-name="T2">Ορίζουμε τις δύο κλάσεις με όποια σειρά θέλουμε και πριν τον πρώτο ορισμό βάζουμε μια δήλωση για την άλλη. Δηλαδή, έστω ότι πρώτα γράφουμε τον ορισμό της Α και μετά της Β, τότε πριν και από τους δύο ορισμούς, βάζουμε “class B;”</text:span></text:p>
              </text:list-item>
              <text:list-item>
                <text:p text:style-name="P2"><text:span text:style-name="T2">Το παραπάνω λέγεται “class forwarding”</text:span></text:p>
              </text:list-item>
              <text:list-item>
                <text:p text:style-name="P2"><text:span text:style-name="T2">Ενημερώνει τον μεταγλωττιστή ότι θα συναντήσει πιο κάτω κάποια κλάση με όνομα B</text:span></text:p>
              </text:list-item>
              <text:list-item>
                <text:p text:style-name="P2"><text:span text:style-name="T2">Το παραπάνω του αρκεί για να έχει δείκτες / αναφορές σε αντικείμενα τέτοιου τύπο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Δείκτης / Αναφορά στη μία μόνο</text:p>
          </draw:text-box>
        </draw:frame>
        <draw:frame presentation:style-name="pr9" draw:text-style-name="P5" draw:layer="layout" svg:width="12.296cm" svg:height="13.86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B* b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3">
              <text:list-header>
                <text:p>class B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A a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0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Δείκτης / Αναφορά στη μία μόνο</text:p>
          </draw:text-box>
        </draw:frame>
        <draw:frame presentation:style-name="pr10" draw:text-style-name="P7" draw:layer="layout" svg:width="25.199cm" svg:height="14.596cm" svg:x="1.4cm" svg:y="4.546cm" presentation:class="subtitle" presentation:user-transformed="true">
          <draw:text-box>
            <text:list text:style-name="L2">
              <text:list-item>
                <text:p text:style-name="P2"><text:span text:style-name="T2">Σε αυτή την περίπτωση πρώτα πρέπει να οριστεί η κλάση που περιέχει τον δείκτη / αναφορά και μετά αυτή με το αντικείμενο</text:span></text:p>
              </text:list-item>
              <text:list-item>
                <text:p text:style-name="P2"><text:span text:style-name="T2">Αυτό γιατί ο μεταγλωττιστής πρέπει να ξέρει τα πάντα για ένα τύπο, πριν φτιάξει αντικείμενα αυτού (δεν ισχύει το ίδιο για τους δείκτες)</text:span></text:p>
              </text:list-item>
              <text:list-item>
                <text:p text:style-name="P2"><text:span text:style-name="T2">Για το παράδειγμα της προηγούμενης σελίδας, πριν και από τους δύο ορισμούς πρέπει να μπει το “class B;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Αντικείμενα και στις δύο</text:p>
          </draw:text-box>
        </draw:frame>
        <draw:frame presentation:style-name="pr11" draw:text-style-name="P5" draw:layer="layout" svg:width="12.296cm" svg:height="13.86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B b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3">
              <text:list-header>
                <text:p>class B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A a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0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Αντικείμενα και στις δύο</text:p>
          </draw:text-box>
        </draw:frame>
        <draw:frame presentation:style-name="pr12" draw:text-style-name="P7" draw:layer="layout" svg:width="25.199cm" svg:height="13.609cm" svg:x="1.27cm" svg:y="5.441cm" presentation:class="subtitle" presentation:user-transformed="true">
          <draw:text-box>
            <text:list text:style-name="L2">
              <text:list-item>
                <text:p text:style-name="P2"><text:span text:style-name="T2">Αυτή η περίπτωση δεν είναι επιτρεπτή στη C++</text:span></text:p>
              </text:list-item>
              <text:list-item>
                <text:p text:style-name="P2"><text:span text:style-name="T2">Αντιστοιχεί σε μια έμεση μορφή αναδρομικών κλάσεων</text:span></text:p>
              </text:list-item>
              <text:list-item>
                <text:p text:style-name="P2"><text:span text:style-name="T2">Ο μεταγλωττιστής θα έπρεπε να ξέρει πλήρως την κλάση Β για να φτιάξει το μέλος στην Α, αλλά για να ξέρει πλήρως την Β θα έπρεπε να ξέρει πλήρως την Α και ούτω καθεξή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0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Class Forwarding</text:p>
          </draw:text-box>
        </draw:frame>
        <draw:frame presentation:style-name="pr13" draw:text-style-name="P7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2"><text:span text:style-name="T2">Σε όλες τις περιπτώσεις, πριν γίνει κλήση μιας συνάρτησης, ο μεταγλωττιστής πρέπει να ξέρει την δήλωση της</text:span></text:p>
              </text:list-item>
              <text:list-item>
                <text:p text:style-name="P2"><text:span text:style-name="T2">Κάποιες συναρτήσεις-μέλη δεν μπορούν να οριστούν inline μαζί με την δήλωση της κλάσης, αλλά ξεχωριστά μετ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draw:frame presentation:style-name="pr3" draw:layer="layout" svg:width="25.199cm" svg:height="3.507cm" svg:x="1.301cm" svg:y="0cm" presentation:class="title" presentation:user-transformed="true">
          <draw:text-box>
            <text:p>Class Forwarding (λάθος)</text:p>
          </draw:text-box>
        </draw:frame>
        <draw:frame presentation:style-name="pr14" draw:text-style-name="P5" draw:layer="layout" svg:width="12.296cm" svg:height="15.049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B* b;</text:p>
                    <text:p>void foo(void)</text:p>
                    <text:p><text:span text:style-name="T3">{</text:span></text:p>
                    <text:list>
                      <text:list-header>
                        <text:p><text:span text:style-name="T3">b-&gt;lala();</text:span></text:p>
                      </text:list-header>
                    </text:list>
                    <text:p><text:span text:style-name="T3">}</text:span>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draw:frame presentation:style-name="pr7" draw:layer="layout" svg:width="12.296cm" svg:height="13.609cm" svg:x="14.311cm" svg:y="4.914cm" presentation:class="outline" presentation:user-transformed="true">
          <draw:text-box>
            <text:list text:style-name="L3">
              <text:list-header>
                <text:p>class B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A* a;</text:p>
                    <text:p>void lala(void) { }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draw:frame presentation:style-name="pr3" draw:layer="layout" svg:width="25.199cm" svg:height="3.507cm" svg:x="1.301cm" svg:y="0cm" presentation:class="title" presentation:user-transformed="true">
          <draw:text-box>
            <text:p>Class Forwarding (σωστό)</text:p>
          </draw:text-box>
        </draw:frame>
        <draw:frame presentation:style-name="pr15" draw:text-style-name="P5" draw:layer="layout" svg:width="12.296cm" svg:height="13.86cm" svg:x="1.4cm" svg:y="4.914cm" presentation:class="outline" presentation:user-transformed="true">
          <draw:text-box>
            <text:list text:style-name="L3">
              <text:list-header>
                <text:p>class A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B* b;</text:p>
                    <text:p>void foo(void);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</text:list-header>
            </text:list>
          </draw:text-box>
        </draw:frame>
        <draw:frame presentation:style-name="pr7" draw:layer="layout" svg:width="12.296cm" svg:height="14.335cm" svg:x="14.311cm" svg:y="4.914cm" presentation:class="outline" presentation:user-transformed="true">
          <draw:text-box>
            <text:list text:style-name="L3">
              <text:list-header>
                <text:p>class B</text:p>
                <text:p>{</text:p>
              </text:list-header>
            </text:list>
            <text:list text:style-name="L4">
              <text:list-item>
                <text:list>
                  <text:list-header>
                    <text:p>…</text:p>
                    <text:p>A* a;</text:p>
                    <text:p>void lala(void) { }</text:p>
                    <text:p>...</text:p>
                  </text:list-header>
                </text:list>
              </text:list-item>
            </text:list>
            <text:list text:style-name="L3">
              <text:list-header>
                <text:p>};</text:p>
                <text:p/>
                <text:p>void A::foo(void) { … 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</meta:initial-creator>
    <meta:creation-date>2010-09-27T15:35:57</meta:creation-date>
    <meta:editing-duration>PT4H59S</meta:editing-duration>
    <meta:editing-cycles>46</meta:editing-cycles>
    <dc:date>2012-01-18T14:53:34</dc:date>
    <dc:creator>george </dc:creator>
    <meta:generator>LibreOffice/3.4$Unix LibreOffice_project/340m1$Build-402</meta:generator>
    <meta:document-statistic meta:object-count="80"/>
  </office:meta>
</office:document-meta>
</file>